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08mm" svg:y="1mm">
            <loext:p draw:notify-on-update-of-ranges="Sheet1.A1:Sheet1.A1 Sheet1.A2:Sheet1.A42 Sheet1.B1:Sheet1.B1 Sheet1.B2:Sheet1.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int (145.62860705446254883 22.10134796511168176)</text:p>
          </table:table-cell>
          <table:table-cell office:value-type="float" office:value="-6750" calcext:value-type="float">
            <text:p>-6750</text:p>
          </table:table-cell>
          <table:table-cell office:value-type="float" office:value="22.1013479651" calcext:value-type="float">
            <text:p>22,1013479651</text:p>
          </table:table-cell>
          <table:table-cell office:value-type="float" office:value="145.628607054" calcext:value-type="float">
            <text:p>145,628607054</text:p>
          </table:table-cell>
        </table:table-row>
        <table:table-row table:style-name="ro1">
          <table:table-cell office:value-type="string" calcext:value-type="string">
            <text:p>Point (145.66562460115159183 22.1206104894068929)</text:p>
          </table:table-cell>
          <table:table-cell office:value-type="float" office:value="-6750" calcext:value-type="float">
            <text:p>-6750</text:p>
          </table:table-cell>
          <table:table-cell office:value-type="float" office:value="22.1206104894" calcext:value-type="float">
            <text:p>22,1206104894</text:p>
          </table:table-cell>
          <table:table-cell office:value-type="float" office:value="145.665624601" calcext:value-type="float">
            <text:p>145,665624601</text:p>
          </table:table-cell>
        </table:table-row>
        <table:table-row table:style-name="ro1">
          <table:table-cell office:value-type="string" calcext:value-type="string">
            <text:p>Point (146.07268841447324803 22.33243102575074701)</text:p>
          </table:table-cell>
          <table:table-cell office:value-type="float" office:value="-6750" calcext:value-type="float">
            <text:p>-6750</text:p>
          </table:table-cell>
          <table:table-cell office:value-type="float" office:value="22.3324310258" calcext:value-type="float">
            <text:p>22,3324310258</text:p>
          </table:table-cell>
          <table:table-cell office:value-type="float" office:value="146.072688414" calcext:value-type="float">
            <text:p>146,072688414</text:p>
          </table:table-cell>
        </table:table-row>
        <table:table-row table:style-name="ro1">
          <table:table-cell office:value-type="string" calcext:value-type="string">
            <text:p>Point (145.64209949183151593 22.1083689166837658)</text:p>
          </table:table-cell>
          <table:table-cell office:value-type="float" office:value="-6700" calcext:value-type="float">
            <text:p>-6700</text:p>
          </table:table-cell>
          <table:table-cell office:value-type="float" office:value="22.1083689167" calcext:value-type="float">
            <text:p>22,1083689167</text:p>
          </table:table-cell>
          <table:table-cell office:value-type="float" office:value="145.642099492" calcext:value-type="float">
            <text:p>145,642099492</text:p>
          </table:table-cell>
        </table:table-row>
        <table:table-row table:style-name="ro1">
          <table:table-cell office:value-type="string" calcext:value-type="string">
            <text:p>Point (145.65584766734633604 22.11552294466660129)</text:p>
          </table:table-cell>
          <table:table-cell office:value-type="float" office:value="-6700" calcext:value-type="float">
            <text:p>-6700</text:p>
          </table:table-cell>
          <table:table-cell office:value-type="float" office:value="22.1155229447" calcext:value-type="float">
            <text:p>22,1155229447</text:p>
          </table:table-cell>
          <table:table-cell office:value-type="float" office:value="145.655847667" calcext:value-type="float">
            <text:p>145,655847667</text:p>
          </table:table-cell>
        </table:table-row>
        <table:table-row table:style-name="ro1">
          <table:table-cell office:value-type="string" calcext:value-type="string">
            <text:p>Point (145.69326546681074319 22.13499374529287422)</text:p>
          </table:table-cell>
          <table:table-cell office:value-type="float" office:value="-6950" calcext:value-type="float">
            <text:p>-6950</text:p>
          </table:table-cell>
          <table:table-cell office:value-type="float" office:value="22.1349937453" calcext:value-type="float">
            <text:p>22,1349937453</text:p>
          </table:table-cell>
          <table:table-cell office:value-type="float" office:value="145.693265467" calcext:value-type="float">
            <text:p>145,693265467</text:p>
          </table:table-cell>
        </table:table-row>
        <table:table-row table:style-name="ro1">
          <table:table-cell office:value-type="string" calcext:value-type="string">
            <text:p>Point (145.98749466473350367 22.28809943651965497)</text:p>
          </table:table-cell>
          <table:table-cell office:value-type="float" office:value="-6950" calcext:value-type="float">
            <text:p>-6950</text:p>
          </table:table-cell>
          <table:table-cell office:value-type="float" office:value="22.2880994365" calcext:value-type="float">
            <text:p>22,2880994365</text:p>
          </table:table-cell>
          <table:table-cell office:value-type="float" office:value="145.987494665" calcext:value-type="float">
            <text:p>145,987494665</text:p>
          </table:table-cell>
        </table:table-row>
        <table:table-row table:style-name="ro1">
          <table:table-cell office:value-type="string" calcext:value-type="string">
            <text:p>Point (145.6860839423555376 22.13125675292929984)</text:p>
          </table:table-cell>
          <table:table-cell office:value-type="float" office:value="-6900" calcext:value-type="float">
            <text:p>-6900</text:p>
          </table:table-cell>
          <table:table-cell office:value-type="float" office:value="22.1312567529" calcext:value-type="float">
            <text:p>22,1312567529</text:p>
          </table:table-cell>
          <table:table-cell office:value-type="float" office:value="145.686083942" calcext:value-type="float">
            <text:p>145,686083942</text:p>
          </table:table-cell>
        </table:table-row>
        <table:table-row table:style-name="ro1">
          <table:table-cell office:value-type="string" calcext:value-type="string">
            <text:p>Point (146.00214187377488884 22.29572128737828507)</text:p>
          </table:table-cell>
          <table:table-cell office:value-type="float" office:value="-6900" calcext:value-type="float">
            <text:p>-6900</text:p>
          </table:table-cell>
          <table:table-cell office:value-type="float" office:value="22.2957212874" calcext:value-type="float">
            <text:p>22,2957212874</text:p>
          </table:table-cell>
          <table:table-cell office:value-type="float" office:value="146.002141874" calcext:value-type="float">
            <text:p>146,002141874</text:p>
          </table:table-cell>
        </table:table-row>
        <table:table-row table:style-name="ro1">
          <table:table-cell office:value-type="string" calcext:value-type="string">
            <text:p>Point (145.67871696721692842 22.12742325907890262)</text:p>
          </table:table-cell>
          <table:table-cell office:value-type="float" office:value="-6850" calcext:value-type="float">
            <text:p>-6850</text:p>
          </table:table-cell>
          <table:table-cell office:value-type="float" office:value="22.1274232591" calcext:value-type="float">
            <text:p>22,1274232591</text:p>
          </table:table-cell>
          <table:table-cell office:value-type="float" office:value="145.678716967" calcext:value-type="float">
            <text:p>145,678716967</text:p>
          </table:table-cell>
        </table:table-row>
        <table:table-row table:style-name="ro1">
          <table:table-cell office:value-type="string" calcext:value-type="string">
            <text:p>Point (146.02094387889201244 22.30550513619488839)</text:p>
          </table:table-cell>
          <table:table-cell office:value-type="float" office:value="-6850" calcext:value-type="float">
            <text:p>-6850</text:p>
          </table:table-cell>
          <table:table-cell office:value-type="float" office:value="22.3055051362" calcext:value-type="float">
            <text:p>22,3055051362</text:p>
          </table:table-cell>
          <table:table-cell office:value-type="float" office:value="146.020943879" calcext:value-type="float">
            <text:p>146,020943879</text:p>
          </table:table-cell>
        </table:table-row>
        <table:table-row table:style-name="ro1">
          <table:table-cell office:value-type="string" calcext:value-type="string">
            <text:p>Point (145.67201396962732929 22.12393527390784342)</text:p>
          </table:table-cell>
          <table:table-cell office:value-type="float" office:value="-6800" calcext:value-type="float">
            <text:p>-6800</text:p>
          </table:table-cell>
          <table:table-cell office:value-type="float" office:value="22.1239352739" calcext:value-type="float">
            <text:p>22,1239352739</text:p>
          </table:table-cell>
          <table:table-cell office:value-type="float" office:value="145.67201397" calcext:value-type="float">
            <text:p>145,67201397</text:p>
          </table:table-cell>
        </table:table-row>
        <table:table-row table:style-name="ro1">
          <table:table-cell office:value-type="string" calcext:value-type="string">
            <text:p>Point (146.04508024684378142 22.31806478467657939)</text:p>
          </table:table-cell>
          <table:table-cell office:value-type="float" office:value="-6800" calcext:value-type="float">
            <text:p>-6800</text:p>
          </table:table-cell>
          <table:table-cell office:value-type="float" office:value="22.3180647847" calcext:value-type="float">
            <text:p>22,3180647847</text:p>
          </table:table-cell>
          <table:table-cell office:value-type="float" office:value="146.045080247" calcext:value-type="float">
            <text:p>146,045080247</text:p>
          </table:table-cell>
        </table:table-row>
        <table:table-row table:style-name="ro1">
          <table:table-cell office:value-type="string" calcext:value-type="string">
            <text:p>Point (145.77033643180277522 22.17509854608057651)</text:p>
          </table:table-cell>
          <table:table-cell office:value-type="float" office:value="-7350" calcext:value-type="float">
            <text:p>-7350</text:p>
          </table:table-cell>
          <table:table-cell office:value-type="float" office:value="22.1750985461" calcext:value-type="float">
            <text:p>22,1750985461</text:p>
          </table:table-cell>
          <table:table-cell office:value-type="float" office:value="145.770336432" calcext:value-type="float">
            <text:p>145,770336432</text:p>
          </table:table-cell>
        </table:table-row>
        <table:table-row table:style-name="ro1">
          <table:table-cell office:value-type="string" calcext:value-type="string">
            <text:p>Point (145.91719368272052293 22.25151747755361598)</text:p>
          </table:table-cell>
          <table:table-cell office:value-type="float" office:value="-7350" calcext:value-type="float">
            <text:p>-7350</text:p>
          </table:table-cell>
          <table:table-cell office:value-type="float" office:value="22.2515174776" calcext:value-type="float">
            <text:p>22,2515174776</text:p>
          </table:table-cell>
          <table:table-cell office:value-type="float" office:value="145.917193683" calcext:value-type="float">
            <text:p>145,917193683</text:p>
          </table:table-cell>
        </table:table-row>
        <table:table-row table:style-name="ro1">
          <table:table-cell office:value-type="string" calcext:value-type="string">
            <text:p>Point (145.71748760814256229 22.14759802698138103)</text:p>
          </table:table-cell>
          <table:table-cell office:value-type="float" office:value="-7100" calcext:value-type="float">
            <text:p>-7100</text:p>
          </table:table-cell>
          <table:table-cell office:value-type="float" office:value="22.147598027" calcext:value-type="float">
            <text:p>22,147598027</text:p>
          </table:table-cell>
          <table:table-cell office:value-type="float" office:value="145.717487608" calcext:value-type="float">
            <text:p>145,717487608</text:p>
          </table:table-cell>
        </table:table-row>
        <table:table-row table:style-name="ro1">
          <table:table-cell office:value-type="string" calcext:value-type="string">
            <text:p>Point (145.95611198626536975 22.27176908347062323)</text:p>
          </table:table-cell>
          <table:table-cell office:value-type="float" office:value="-7100" calcext:value-type="float">
            <text:p>-7100</text:p>
          </table:table-cell>
          <table:table-cell office:value-type="float" office:value="22.2717690835" calcext:value-type="float">
            <text:p>22,2717690835</text:p>
          </table:table-cell>
          <table:table-cell office:value-type="float" office:value="145.956111986" calcext:value-type="float">
            <text:p>145,956111986</text:p>
          </table:table-cell>
        </table:table-row>
        <table:table-row table:style-name="ro1">
          <table:table-cell office:value-type="string" calcext:value-type="string">
            <text:p>Point (145.7803269639736925 22.18029723929168995)</text:p>
          </table:table-cell>
          <table:table-cell office:value-type="float" office:value="-7400" calcext:value-type="float">
            <text:p>-7400</text:p>
          </table:table-cell>
          <table:table-cell office:value-type="float" office:value="22.1802972393" calcext:value-type="float">
            <text:p>22,1802972393</text:p>
          </table:table-cell>
          <table:table-cell office:value-type="float" office:value="145.780326964" calcext:value-type="float">
            <text:p>145,780326964</text:p>
          </table:table-cell>
        </table:table-row>
        <table:table-row table:style-name="ro1">
          <table:table-cell office:value-type="string" calcext:value-type="string">
            <text:p>Point (145.90951605886036191 22.247522333915974)</text:p>
          </table:table-cell>
          <table:table-cell office:value-type="float" office:value="-7400" calcext:value-type="float">
            <text:p>-7400</text:p>
          </table:table-cell>
          <table:table-cell office:value-type="float" office:value="22.2475223339" calcext:value-type="float">
            <text:p>22,2475223339</text:p>
          </table:table-cell>
          <table:table-cell office:value-type="float" office:value="145.909516059" calcext:value-type="float">
            <text:p>145,909516059</text:p>
          </table:table-cell>
        </table:table-row>
        <table:table-row table:style-name="ro1">
          <table:table-cell office:value-type="string" calcext:value-type="string">
            <text:p>Point (145.78865340827536556 22.18463000442605448)</text:p>
          </table:table-cell>
          <table:table-cell office:value-type="float" office:value="-7450" calcext:value-type="float">
            <text:p>-7450</text:p>
          </table:table-cell>
          <table:table-cell office:value-type="float" office:value="22.1846300044" calcext:value-type="float">
            <text:p>22,1846300044</text:p>
          </table:table-cell>
          <table:table-cell office:value-type="float" office:value="145.788653408" calcext:value-type="float">
            <text:p>145,788653408</text:p>
          </table:table-cell>
        </table:table-row>
        <table:table-row table:style-name="ro1">
          <table:table-cell office:value-type="string" calcext:value-type="string">
            <text:p>Point (145.90203454844828457 22.24362924026262789)</text:p>
          </table:table-cell>
          <table:table-cell office:value-type="float" office:value="-7450" calcext:value-type="float">
            <text:p>-7450</text:p>
          </table:table-cell>
          <table:table-cell office:value-type="float" office:value="22.2436292403" calcext:value-type="float">
            <text:p>22,2436292403</text:p>
          </table:table-cell>
          <table:table-cell office:value-type="float" office:value="145.902034548" calcext:value-type="float">
            <text:p>145,902034548</text:p>
          </table:table-cell>
        </table:table-row>
        <table:table-row table:style-name="ro1">
          <table:table-cell office:value-type="string" calcext:value-type="string">
            <text:p>Point (145.70910989898371213 22.14323858556387137)</text:p>
          </table:table-cell>
          <table:table-cell office:value-type="float" office:value="-7050" calcext:value-type="float">
            <text:p>-7050</text:p>
          </table:table-cell>
          <table:table-cell office:value-type="float" office:value="22.1432385856" calcext:value-type="float">
            <text:p>22,1432385856</text:p>
          </table:table-cell>
          <table:table-cell office:value-type="float" office:value="145.709109899" calcext:value-type="float">
            <text:p>145,709109899</text:p>
          </table:table-cell>
        </table:table-row>
        <table:table-row table:style-name="ro1">
          <table:table-cell office:value-type="string" calcext:value-type="string">
            <text:p>Point (145.96521058463295617 22.27650364823202978)</text:p>
          </table:table-cell>
          <table:table-cell office:value-type="float" office:value="-7050" calcext:value-type="float">
            <text:p>-7050</text:p>
          </table:table-cell>
          <table:table-cell office:value-type="float" office:value="22.2765036482" calcext:value-type="float">
            <text:p>22,2765036482</text:p>
          </table:table-cell>
          <table:table-cell office:value-type="float" office:value="145.965210585" calcext:value-type="float">
            <text:p>145,965210585</text:p>
          </table:table-cell>
        </table:table-row>
        <table:table-row table:style-name="ro1">
          <table:table-cell office:value-type="string" calcext:value-type="string">
            <text:p>Point (145.79705043465457948 22.18899949779079961)</text:p>
          </table:table-cell>
          <table:table-cell office:value-type="float" office:value="-7500" calcext:value-type="float">
            <text:p>-7500</text:p>
          </table:table-cell>
          <table:table-cell office:value-type="float" office:value="22.1889994978" calcext:value-type="float">
            <text:p>22,1889994978</text:p>
          </table:table-cell>
          <table:table-cell office:value-type="float" office:value="145.797050435" calcext:value-type="float">
            <text:p>145,797050435</text:p>
          </table:table-cell>
        </table:table-row>
        <table:table-row table:style-name="ro1">
          <table:table-cell office:value-type="string" calcext:value-type="string">
            <text:p>Point (145.89348567861040351 22.23918073333341638)</text:p>
          </table:table-cell>
          <table:table-cell office:value-type="float" office:value="-7500" calcext:value-type="float">
            <text:p>-7500</text:p>
          </table:table-cell>
          <table:table-cell office:value-type="float" office:value="22.2391807333" calcext:value-type="float">
            <text:p>22,2391807333</text:p>
          </table:table-cell>
          <table:table-cell office:value-type="float" office:value="145.893485679" calcext:value-type="float">
            <text:p>145,893485679</text:p>
          </table:table-cell>
        </table:table-row>
        <table:table-row table:style-name="ro1">
          <table:table-cell office:value-type="string" calcext:value-type="string">
            <text:p>Point (145.70108117384299362 22.13906074216485464)</text:p>
          </table:table-cell>
          <table:table-cell office:value-type="float" office:value="-7000" calcext:value-type="float">
            <text:p>-7000</text:p>
          </table:table-cell>
          <table:table-cell office:value-type="float" office:value="22.1390607422" calcext:value-type="float">
            <text:p>22,1390607422</text:p>
          </table:table-cell>
          <table:table-cell office:value-type="float" office:value="145.701081174" calcext:value-type="float">
            <text:p>145,701081174</text:p>
          </table:table-cell>
        </table:table-row>
        <table:table-row table:style-name="ro1">
          <table:table-cell office:value-type="string" calcext:value-type="string">
            <text:p>Point (145.97578092844074149 22.28200405338088785)</text:p>
          </table:table-cell>
          <table:table-cell office:value-type="float" office:value="-7000" calcext:value-type="float">
            <text:p>-7000</text:p>
          </table:table-cell>
          <table:table-cell office:value-type="float" office:value="22.2820040534" calcext:value-type="float">
            <text:p>22,2820040534</text:p>
          </table:table-cell>
          <table:table-cell office:value-type="float" office:value="145.975780928" calcext:value-type="float">
            <text:p>145,975780928</text:p>
          </table:table-cell>
        </table:table-row>
        <table:table-row table:style-name="ro1">
          <table:table-cell office:value-type="string" calcext:value-type="string">
            <text:p>Point (145.81606002676466005 22.1988913669883452)</text:p>
          </table:table-cell>
          <table:table-cell office:value-type="float" office:value="-7600" calcext:value-type="float">
            <text:p>-7600</text:p>
          </table:table-cell>
          <table:table-cell office:value-type="float" office:value="22.198891367" calcext:value-type="float">
            <text:p>22,198891367</text:p>
          </table:table-cell>
          <table:table-cell office:value-type="float" office:value="145.816060027" calcext:value-type="float">
            <text:p>145,816060027</text:p>
          </table:table-cell>
        </table:table-row>
        <table:table-row table:style-name="ro1">
          <table:table-cell office:value-type="string" calcext:value-type="string">
            <text:p>Point (145.8730038438604879 22.22852276502463909)</text:p>
          </table:table-cell>
          <table:table-cell office:value-type="float" office:value="-7600" calcext:value-type="float">
            <text:p>-7600</text:p>
          </table:table-cell>
          <table:table-cell office:value-type="float" office:value="22.228522765" calcext:value-type="float">
            <text:p>22,228522765</text:p>
          </table:table-cell>
          <table:table-cell office:value-type="float" office:value="145.873003844" calcext:value-type="float">
            <text:p>145,873003844</text:p>
          </table:table-cell>
        </table:table-row>
        <table:table-row table:style-name="ro1">
          <table:table-cell office:value-type="string" calcext:value-type="string">
            <text:p>Point (145.80630672774557866 22.19381612089244626)</text:p>
          </table:table-cell>
          <table:table-cell office:value-type="float" office:value="-7550" calcext:value-type="float">
            <text:p>-7550</text:p>
          </table:table-cell>
          <table:table-cell office:value-type="float" office:value="22.1938161209" calcext:value-type="float">
            <text:p>22,1938161209</text:p>
          </table:table-cell>
          <table:table-cell office:value-type="float" office:value="145.806306728" calcext:value-type="float">
            <text:p>145,806306728</text:p>
          </table:table-cell>
        </table:table-row>
        <table:table-row table:style-name="ro1">
          <table:table-cell office:value-type="string" calcext:value-type="string">
            <text:p>Point (145.88474190160459898 22.23463080412225779)</text:p>
          </table:table-cell>
          <table:table-cell office:value-type="float" office:value="-7550" calcext:value-type="float">
            <text:p>-7550</text:p>
          </table:table-cell>
          <table:table-cell office:value-type="float" office:value="22.2346308041" calcext:value-type="float">
            <text:p>22,2346308041</text:p>
          </table:table-cell>
          <table:table-cell office:value-type="float" office:value="145.884741902" calcext:value-type="float">
            <text:p>145,884741902</text:p>
          </table:table-cell>
        </table:table-row>
        <table:table-row table:style-name="ro1">
          <table:table-cell office:value-type="string" calcext:value-type="string">
            <text:p>Point (145.73111292820823337 22.15468812565808676)</text:p>
          </table:table-cell>
          <table:table-cell office:value-type="float" office:value="-7200" calcext:value-type="float">
            <text:p>-7200</text:p>
          </table:table-cell>
          <table:table-cell office:value-type="float" office:value="22.1546881257" calcext:value-type="float">
            <text:p>22,1546881257</text:p>
          </table:table-cell>
          <table:table-cell office:value-type="float" office:value="145.731112928" calcext:value-type="float">
            <text:p>145,731112928</text:p>
          </table:table-cell>
        </table:table-row>
        <table:table-row table:style-name="ro1">
          <table:table-cell office:value-type="string" calcext:value-type="string">
            <text:p>Point (145.9396477903147229 22.26320174168635191)</text:p>
          </table:table-cell>
          <table:table-cell office:value-type="float" office:value="-7200" calcext:value-type="float">
            <text:p>-7200</text:p>
          </table:table-cell>
          <table:table-cell office:value-type="float" office:value="22.2632017417" calcext:value-type="float">
            <text:p>22,2632017417</text:p>
          </table:table-cell>
          <table:table-cell office:value-type="float" office:value="145.93964779" calcext:value-type="float">
            <text:p>145,93964779</text:p>
          </table:table-cell>
        </table:table-row>
        <table:table-row table:style-name="ro1">
          <table:table-cell office:value-type="string" calcext:value-type="string">
            <text:p>Point (145.74126261152625261 22.15996963507695838)</text:p>
          </table:table-cell>
          <table:table-cell office:value-type="float" office:value="-7250" calcext:value-type="float">
            <text:p>-7250</text:p>
          </table:table-cell>
          <table:table-cell office:value-type="float" office:value="22.1599696351" calcext:value-type="float">
            <text:p>22,1599696351</text:p>
          </table:table-cell>
          <table:table-cell office:value-type="float" office:value="145.741262612" calcext:value-type="float">
            <text:p>145,741262612</text:p>
          </table:table-cell>
        </table:table-row>
        <table:table-row table:style-name="ro1">
          <table:table-cell office:value-type="string" calcext:value-type="string">
            <text:p>Point (145.93201473187440342 22.25922978819929909)</text:p>
          </table:table-cell>
          <table:table-cell office:value-type="float" office:value="-7250" calcext:value-type="float">
            <text:p>-7250</text:p>
          </table:table-cell>
          <table:table-cell office:value-type="float" office:value="22.2592297882" calcext:value-type="float">
            <text:p>22,2592297882</text:p>
          </table:table-cell>
          <table:table-cell office:value-type="float" office:value="145.932014732" calcext:value-type="float">
            <text:p>145,932014732</text:p>
          </table:table-cell>
        </table:table-row>
        <table:table-row table:style-name="ro1">
          <table:table-cell office:value-type="string" calcext:value-type="string">
            <text:p>Point (145.72407221760030893 22.15102440746844081)</text:p>
          </table:table-cell>
          <table:table-cell office:value-type="float" office:value="-7150" calcext:value-type="float">
            <text:p>-7150</text:p>
          </table:table-cell>
          <table:table-cell office:value-type="float" office:value="22.1510244075" calcext:value-type="float">
            <text:p>22,1510244075</text:p>
          </table:table-cell>
          <table:table-cell office:value-type="float" office:value="145.724072218" calcext:value-type="float">
            <text:p>145,724072218</text:p>
          </table:table-cell>
        </table:table-row>
        <table:table-row table:style-name="ro1">
          <table:table-cell office:value-type="string" calcext:value-type="string">
            <text:p>Point (145.94741970258201036 22.26724594942725233)</text:p>
          </table:table-cell>
          <table:table-cell office:value-type="float" office:value="-7150" calcext:value-type="float">
            <text:p>-7150</text:p>
          </table:table-cell>
          <table:table-cell office:value-type="float" office:value="22.2672459494" calcext:value-type="float">
            <text:p>22,2672459494</text:p>
          </table:table-cell>
          <table:table-cell office:value-type="float" office:value="145.947419703" calcext:value-type="float">
            <text:p>145,947419703</text:p>
          </table:table-cell>
        </table:table-row>
        <table:table-row table:style-name="ro1">
          <table:table-cell office:value-type="string" calcext:value-type="string">
            <text:p>Point (145.75587162257551199 22.16757160915237179)</text:p>
          </table:table-cell>
          <table:table-cell office:value-type="float" office:value="-7300" calcext:value-type="float">
            <text:p>-7300</text:p>
          </table:table-cell>
          <table:table-cell office:value-type="float" office:value="22.1675716092" calcext:value-type="float">
            <text:p>22,1675716092</text:p>
          </table:table-cell>
          <table:table-cell office:value-type="float" office:value="145.755871623" calcext:value-type="float">
            <text:p>145,755871623</text:p>
          </table:table-cell>
        </table:table-row>
        <table:table-row table:style-name="ro1">
          <table:table-cell office:value-type="string" calcext:value-type="string">
            <text:p>Point (145.92452448807532051 22.25533215002331033)</text:p>
          </table:table-cell>
          <table:table-cell office:value-type="float" office:value="-7300" calcext:value-type="float">
            <text:p>-7300</text:p>
          </table:table-cell>
          <table:table-cell office:value-type="float" office:value="22.25533215" calcext:value-type="float">
            <text:p>22,25533215</text:p>
          </table:table-cell>
          <table:table-cell office:value-type="float" office:value="145.924524488" calcext:value-type="float">
            <text:p>145,924524488</text:p>
          </table:table-cell>
        </table:table-row>
        <table:table-row table:style-name="ro1">
          <table:table-cell office:value-type="string" calcext:value-type="string">
            <text:p>Point (145.83264432078007644 22.20752120324070944)</text:p>
          </table:table-cell>
          <table:table-cell office:value-type="float" office:value="-7650" calcext:value-type="float">
            <text:p>-7650</text:p>
          </table:table-cell>
          <table:table-cell office:value-type="float" office:value="22.2075212032" calcext:value-type="float">
            <text:p>22,2075212032</text:p>
          </table:table-cell>
          <table:table-cell office:value-type="float" office:value="145.832644321" calcext:value-type="float">
            <text:p>145,832644321</text:p>
          </table:table-cell>
        </table:table-row>
        <table:table-row table:style-name="ro1">
          <table:table-cell office:value-type="string" calcext:value-type="string">
            <text:p>Point (145.85520153527320986 22.21925912028465433)</text:p>
          </table:table-cell>
          <table:table-cell office:value-type="float" office:value="-7650" calcext:value-type="float">
            <text:p>-7650</text:p>
          </table:table-cell>
          <table:table-cell office:value-type="float" office:value="22.2192591203" calcext:value-type="float">
            <text:p>22,2192591203</text:p>
          </table:table-cell>
          <table:table-cell office:value-type="float" office:value="145.855201535" calcext:value-type="float">
            <text:p>145,855201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0:58:09.763830000</meta:creation-date>
    <dc:date>2018-03-08T11:01:45.132739000</dc:date>
    <meta:editing-duration>PT3M36S</meta:editing-duration>
    <meta:editing-cycles>1</meta:editing-cycles>
    <meta:document-statistic meta:table-count="1" meta:cell-count="168" meta:object-count="1"/>
    <meta:generator>LibreOffice/5.4.1.2$MacOS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Regular" style:font-family-generic="roman" fo:font-size="12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6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cm" svg:y="0.506cm" chart:style-name="ch2">
          <text:p>Profile #6. Mariana Trench Cross Section. </text:p>
        </chart:title>
        <chart:plot-area chart:style-name="ch3" table:cell-range-address="Sheet1.A1:Sheet1.B42" chart:data-source-has-labels="both" svg:x="1.276cm" svg:y="1.2cm" svg:width="14.404cm" svg:height="6.694cm">
          <chartooo:coordinate-region svg:x="3.861cm" svg:y="1.392cm" svg:width="10.604cm" svg:height="6.311cm"/>
          <chart:axis chart:dimension="x" chart:name="primary-x" chart:style-name="ch4" chartooo:axis-type="auto">
            <chartooo:date-scale/>
            <chart:title svg:x="3.804cm" svg:y="0.965cm" chart:style-name="ch5">
              <text:p>Lat d.d.</text:p>
            </chart:title>
            <chart:categories table:cell-range-address="Sheet1.A2:Sheet1.A42"/>
            <chart:grid chart:style-name="ch6" chart:class="major"/>
          </chart:axis>
          <chart:axis chart:dimension="y" chart:name="primary-y" chart:style-name="ch7">
            <chart:title svg:x="2.095cm" svg:y="2.722cm" chart:style-name="ch8">
              <text:p>Depth, m</text:p>
            </chart:title>
            <chart:grid chart:style-name="ch6" chart:class="major"/>
          </chart:axis>
          <chart:series chart:style-name="ch9" chart:values-cell-range-address="Sheet1.B2:Sheet1.B42" chart:label-cell-address="Sheet1.B1:Sheet1.B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 (145.62860705446254883 22.10134796511168176)</text:p>
                <draw:g>
                  <svg:desc>Sheet1.A2:Sheet1.A42</svg:desc>
                </draw:g>
              </table:table-cell>
              <table:table-cell office:value-type="float" office:value="-6750">
                <text:p>-6750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Point (145.66562460115159183 22.1206104894068929)</text:p>
              </table:table-cell>
              <table:table-cell office:value-type="float" office:value="-6750">
                <text:p>-6750</text:p>
              </table:table-cell>
            </table:table-row>
            <table:table-row>
              <table:table-cell office:value-type="string">
                <text:p>Point (146.07268841447324803 22.33243102575074701)</text:p>
              </table:table-cell>
              <table:table-cell office:value-type="float" office:value="-6750">
                <text:p>-6750</text:p>
              </table:table-cell>
            </table:table-row>
            <table:table-row>
              <table:table-cell office:value-type="string">
                <text:p>Point (145.64209949183151593 22.1083689166837658)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Point (145.65584766734633604 22.11552294466660129)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Point (145.69326546681074319 22.13499374529287422)</text:p>
              </table:table-cell>
              <table:table-cell office:value-type="float" office:value="-6950">
                <text:p>-6950</text:p>
              </table:table-cell>
            </table:table-row>
            <table:table-row>
              <table:table-cell office:value-type="string">
                <text:p>Point (145.98749466473350367 22.28809943651965497)</text:p>
              </table:table-cell>
              <table:table-cell office:value-type="float" office:value="-6950">
                <text:p>-6950</text:p>
              </table:table-cell>
            </table:table-row>
            <table:table-row>
              <table:table-cell office:value-type="string">
                <text:p>Point (145.6860839423555376 22.13125675292929984)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Point (146.00214187377488884 22.29572128737828507)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Point (145.67871696721692842 22.12742325907890262)</text:p>
              </table:table-cell>
              <table:table-cell office:value-type="float" office:value="-6850">
                <text:p>-6850</text:p>
              </table:table-cell>
            </table:table-row>
            <table:table-row>
              <table:table-cell office:value-type="string">
                <text:p>Point (146.02094387889201244 22.30550513619488839)</text:p>
              </table:table-cell>
              <table:table-cell office:value-type="float" office:value="-6850">
                <text:p>-6850</text:p>
              </table:table-cell>
            </table:table-row>
            <table:table-row>
              <table:table-cell office:value-type="string">
                <text:p>Point (145.67201396962732929 22.12393527390784342)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>Point (146.04508024684378142 22.31806478467657939)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>Point (145.77033643180277522 22.17509854608057651)</text:p>
              </table:table-cell>
              <table:table-cell office:value-type="float" office:value="-7350">
                <text:p>-7350</text:p>
              </table:table-cell>
            </table:table-row>
            <table:table-row>
              <table:table-cell office:value-type="string">
                <text:p>Point (145.91719368272052293 22.25151747755361598)</text:p>
              </table:table-cell>
              <table:table-cell office:value-type="float" office:value="-7350">
                <text:p>-7350</text:p>
              </table:table-cell>
            </table:table-row>
            <table:table-row>
              <table:table-cell office:value-type="string">
                <text:p>Point (145.71748760814256229 22.14759802698138103)</text:p>
              </table:table-cell>
              <table:table-cell office:value-type="float" office:value="-7100">
                <text:p>-7100</text:p>
              </table:table-cell>
            </table:table-row>
            <table:table-row>
              <table:table-cell office:value-type="string">
                <text:p>Point (145.95611198626536975 22.27176908347062323)</text:p>
              </table:table-cell>
              <table:table-cell office:value-type="float" office:value="-7100">
                <text:p>-7100</text:p>
              </table:table-cell>
            </table:table-row>
            <table:table-row>
              <table:table-cell office:value-type="string">
                <text:p>Point (145.7803269639736925 22.18029723929168995)</text:p>
              </table:table-cell>
              <table:table-cell office:value-type="float" office:value="-7400">
                <text:p>-7400</text:p>
              </table:table-cell>
            </table:table-row>
            <table:table-row>
              <table:table-cell office:value-type="string">
                <text:p>Point (145.90951605886036191 22.247522333915974)</text:p>
              </table:table-cell>
              <table:table-cell office:value-type="float" office:value="-7400">
                <text:p>-7400</text:p>
              </table:table-cell>
            </table:table-row>
            <table:table-row>
              <table:table-cell office:value-type="string">
                <text:p>Point (145.78865340827536556 22.18463000442605448)</text:p>
              </table:table-cell>
              <table:table-cell office:value-type="float" office:value="-7450">
                <text:p>-7450</text:p>
              </table:table-cell>
            </table:table-row>
            <table:table-row>
              <table:table-cell office:value-type="string">
                <text:p>Point (145.90203454844828457 22.24362924026262789)</text:p>
              </table:table-cell>
              <table:table-cell office:value-type="float" office:value="-7450">
                <text:p>-7450</text:p>
              </table:table-cell>
            </table:table-row>
            <table:table-row>
              <table:table-cell office:value-type="string">
                <text:p>Point (145.70910989898371213 22.14323858556387137)</text:p>
              </table:table-cell>
              <table:table-cell office:value-type="float" office:value="-7050">
                <text:p>-7050</text:p>
              </table:table-cell>
            </table:table-row>
            <table:table-row>
              <table:table-cell office:value-type="string">
                <text:p>Point (145.96521058463295617 22.27650364823202978)</text:p>
              </table:table-cell>
              <table:table-cell office:value-type="float" office:value="-7050">
                <text:p>-7050</text:p>
              </table:table-cell>
            </table:table-row>
            <table:table-row>
              <table:table-cell office:value-type="string">
                <text:p>Point (145.79705043465457948 22.18899949779079961)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string">
                <text:p>Point (145.89348567861040351 22.23918073333341638)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string">
                <text:p>Point (145.70108117384299362 22.13906074216485464)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Point (145.97578092844074149 22.28200405338088785)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Point (145.81606002676466005 22.1988913669883452)</text:p>
              </table:table-cell>
              <table:table-cell office:value-type="float" office:value="-7600">
                <text:p>-7600</text:p>
              </table:table-cell>
            </table:table-row>
            <table:table-row>
              <table:table-cell office:value-type="string">
                <text:p>Point (145.8730038438604879 22.22852276502463909)</text:p>
              </table:table-cell>
              <table:table-cell office:value-type="float" office:value="-7600">
                <text:p>-7600</text:p>
              </table:table-cell>
            </table:table-row>
            <table:table-row>
              <table:table-cell office:value-type="string">
                <text:p>Point (145.80630672774557866 22.19381612089244626)</text:p>
              </table:table-cell>
              <table:table-cell office:value-type="float" office:value="-7550">
                <text:p>-7550</text:p>
              </table:table-cell>
            </table:table-row>
            <table:table-row>
              <table:table-cell office:value-type="string">
                <text:p>Point (145.88474190160459898 22.23463080412225779)</text:p>
              </table:table-cell>
              <table:table-cell office:value-type="float" office:value="-7550">
                <text:p>-7550</text:p>
              </table:table-cell>
            </table:table-row>
            <table:table-row>
              <table:table-cell office:value-type="string">
                <text:p>Point (145.73111292820823337 22.15468812565808676)</text:p>
              </table:table-cell>
              <table:table-cell office:value-type="float" office:value="-7200">
                <text:p>-7200</text:p>
              </table:table-cell>
            </table:table-row>
            <table:table-row>
              <table:table-cell office:value-type="string">
                <text:p>Point (145.9396477903147229 22.26320174168635191)</text:p>
              </table:table-cell>
              <table:table-cell office:value-type="float" office:value="-7200">
                <text:p>-7200</text:p>
              </table:table-cell>
            </table:table-row>
            <table:table-row>
              <table:table-cell office:value-type="string">
                <text:p>Point (145.74126261152625261 22.15996963507695838)</text:p>
              </table:table-cell>
              <table:table-cell office:value-type="float" office:value="-7250">
                <text:p>-7250</text:p>
              </table:table-cell>
            </table:table-row>
            <table:table-row>
              <table:table-cell office:value-type="string">
                <text:p>Point (145.93201473187440342 22.25922978819929909)</text:p>
              </table:table-cell>
              <table:table-cell office:value-type="float" office:value="-7250">
                <text:p>-7250</text:p>
              </table:table-cell>
            </table:table-row>
            <table:table-row>
              <table:table-cell office:value-type="string">
                <text:p>Point (145.72407221760030893 22.15102440746844081)</text:p>
              </table:table-cell>
              <table:table-cell office:value-type="float" office:value="-7150">
                <text:p>-7150</text:p>
              </table:table-cell>
            </table:table-row>
            <table:table-row>
              <table:table-cell office:value-type="string">
                <text:p>Point (145.94741970258201036 22.26724594942725233)</text:p>
              </table:table-cell>
              <table:table-cell office:value-type="float" office:value="-7150">
                <text:p>-7150</text:p>
              </table:table-cell>
            </table:table-row>
            <table:table-row>
              <table:table-cell office:value-type="string">
                <text:p>Point (145.75587162257551199 22.16757160915237179)</text:p>
              </table:table-cell>
              <table:table-cell office:value-type="float" office:value="-7300">
                <text:p>-7300</text:p>
              </table:table-cell>
            </table:table-row>
            <table:table-row>
              <table:table-cell office:value-type="string">
                <text:p>Point (145.92452448807532051 22.25533215002331033)</text:p>
              </table:table-cell>
              <table:table-cell office:value-type="float" office:value="-7300">
                <text:p>-7300</text:p>
              </table:table-cell>
            </table:table-row>
            <table:table-row>
              <table:table-cell office:value-type="string">
                <text:p>Point (145.83264432078007644 22.20752120324070944)</text:p>
              </table:table-cell>
              <table:table-cell office:value-type="float" office:value="-7650">
                <text:p>-7650</text:p>
              </table:table-cell>
            </table:table-row>
            <table:table-row>
              <table:table-cell office:value-type="string">
                <text:p>Point (145.85520153527320986 22.21925912028465433)</text:p>
              </table:table-cell>
              <table:table-cell office:value-type="float" office:value="-7650">
                <text:p>-76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